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4cm" fo:min-width="0.466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4" style:family="graphic" style:parent-style-name="standard">
      <style:graphic-properties draw:textarea-horizontal-align="justify" draw:textarea-vertical-align="middle" draw:auto-grow-height="false" fo:min-height="0.238cm" fo:min-width="1.175cm"/>
    </style:style>
    <style:style style:name="gr5" style:family="graphic" style:parent-style-name="standard">
      <style:graphic-properties draw:textarea-horizontal-align="justify" draw:textarea-vertical-align="middle" draw:auto-grow-height="false" fo:min-height="0.587cm" fo:min-width="0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29cm" fo:min-width="0.35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0.262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3" style:family="graphic" style:parent-style-name="standard">
      <style:graphic-properties draw:stroke="none" draw:fill="none" fo:min-height="0.865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33% 58%"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language="en" fo:country="GB" style:font-size-asian="15pt" style:font-size-complex="15pt"/>
    </style:style>
    <style:style style:name="T12" style:family="text">
      <style:text-properties style:text-position="-33% 58%" fo:font-size="15pt" fo:language="en" fo:country="GB" style:font-size-asian="15pt" style:font-size-complex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364cm" svg:height="1.446cm" svg:x="1.368cm" svg:y="1.802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791cm" svg:y1="1.033cm" svg:x2="2.05cm" svg:y2="1.802cm" draw:start-shape="id1" draw:start-glue-point="3" draw:end-shape="id2" draw:end-glue-point="4" svg:d="M2791 1033h-741v769" svg:viewBox="0 0 742 770">
          <text:p/>
        </draw:connector>
        <draw:connector draw:style-name="gr2" draw:text-style-name="P2" draw:layer="layout" draw:line-skew="0.056cm" svg:x1="2.05cm" svg:y1="3.248cm" svg:x2="2.044cm" svg:y2="5cm" draw:start-shape="id2" draw:start-glue-point="8" draw:end-shape="id3" draw:end-glue-point="1" svg:d="M2050 3248v933h-6v819" svg:viewBox="0 0 7 1753">
          <text:p/>
        </draw:connector>
        <draw:custom-shape draw:style-name="gr3" draw:text-style-name="P3" xml:id="id1" draw:id="id1" draw:layer="layout" svg:width="1.675cm" svg:height="0.551cm" svg:x="2.791cm" svg:y="0.7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1.675cm" svg:height="0.488cm" svg:x="5.695cm" svg:y="0.75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2" draw:layer="layout" draw:line-skew="-0.202cm" svg:x1="7.37cm" svg:y1="1.004cm" svg:x2="8.038cm" svg:y2="1.7cm" draw:end-shape="id4" draw:end-glue-point="0" svg:d="M7370 1004v-104h668v800" svg:viewBox="0 0 669 801">
          <text:p/>
        </draw:connector>
        <draw:custom-shape draw:style-name="gr4" draw:text-style-name="P3" xml:id="id3" draw:id="id3" draw:layer="layout" svg:width="1.675cm" svg:height="0.488cm" draw:transform="rotate (1.5707963267949) translate (1.8cm 6.6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1.675cm" svg:height="0.488cm" svg:x="2.7cm" svg:y="3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1.675cm" svg:height="0.488cm" svg:x="5.725cm" svg:y="3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1.675cm" svg:height="0.488cm" svg:x="2.7cm" svg:y="6.71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9" draw:id="id9" draw:layer="layout" svg:width="1.675cm" svg:height="0.488cm" draw:transform="rotate (1.5707963267949) translate (4.764cm 3.34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0" draw:id="id10" draw:layer="layout" svg:width="1.399cm" svg:height="1.673cm" svg:x="4.3cm" svg:y="4.727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1" draw:id="id11">
          <draw:custom-shape draw:style-name="gr6" draw:text-style-name="P3" draw:layer="layout" svg:width="1.2cm" svg:height="1.243cm" svg:x="7.4cm" svg:y="4.999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7" draw:text-style-name="P5" draw:layer="layout" svg:x1="8cm" svg:y1="6.035cm" svg:x2="8cm" svg:y2="5.182cm">
            <text:p/>
          </draw:line>
        </draw:g>
        <draw:g xml:id="id4" draw:id="id4">
          <draw:custom-shape draw:style-name="gr8" draw:text-style-name="P3" draw:layer="layout" svg:width="1.523cm" svg:height="1.6cm" svg:x="7.277cm" svg:y="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5" draw:layer="layout" svg:x1="8.037cm" svg:y1="2.165cm" svg:x2="8.037cm" svg:y2="2.952cm">
            <text:p/>
          </draw:line>
        </draw:g>
        <draw:connector draw:style-name="gr2" draw:text-style-name="P2" draw:layer="layout" draw:line-skew="-0.009cm" svg:x1="2.02cm" svg:y1="3.993cm" svg:x2="2.7cm" svg:y2="3.956cm" draw:end-shape="id5" draw:end-glue-point="3" svg:d="M2020 3993h80v-37h600" svg:viewBox="0 0 681 38">
          <text:p/>
        </draw:connector>
        <draw:connector draw:style-name="gr2" draw:text-style-name="P2" draw:layer="layout" svg:x1="4.466cm" svg:y1="1.033cm" svg:x2="5.695cm" svg:y2="1.003cm" draw:start-shape="id1" draw:start-glue-point="1" draw:end-shape="id6" draw:end-glue-point="3" svg:d="M4466 1033h614v-30h615" svg:viewBox="0 0 1230 31">
          <text:p/>
        </draw:connector>
        <draw:connector draw:style-name="gr2" draw:text-style-name="P2" draw:layer="layout" svg:x1="5.725cm" svg:y1="3.944cm" svg:x2="4.375cm" svg:y2="3.956cm" draw:start-shape="id7" draw:start-glue-point="3" draw:end-shape="id5" draw:end-glue-point="1" svg:d="M5725 3944h-676v12h-674" svg:viewBox="0 0 1351 13">
          <text:p/>
        </draw:connector>
        <draw:connector draw:style-name="gr2" draw:text-style-name="P2" draw:layer="layout" svg:x1="2.044cm" svg:y1="6.675cm" svg:x2="2.7cm" svg:y2="6.956cm" draw:start-shape="id3" draw:start-glue-point="3" draw:end-shape="id8" draw:end-glue-point="3" svg:d="M2044 6675v281h656" svg:viewBox="0 0 657 282">
          <text:p/>
        </draw:connector>
        <draw:connector draw:style-name="gr2" draw:text-style-name="P2" draw:layer="layout" svg:x1="5.008cm" svg:y1="3.347cm" svg:x2="5cm" svg:y2="4.727cm" draw:start-shape="id9" draw:start-glue-point="3" draw:end-shape="id10" draw:end-glue-point="4" svg:d="M5008 3347v690h-8v690" svg:viewBox="0 0 9 1381">
          <text:p/>
        </draw:connector>
        <draw:custom-shape draw:style-name="gr10" draw:text-style-name="P2" draw:layer="layout" svg:width="0.234cm" svg:height="0.244cm" draw:transform="skewX (-0.327947366449734) rotate (0.325852971347342) translate (1.978cm 3.87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2" draw:layer="layout" svg:width="0.234cm" svg:height="0.258cm" svg:x="4.866cm" svg:y="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34cm" svg:height="0.258cm" svg:x="4.966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2" draw:id="id12" draw:layer="layout" svg:x1="8cm" svg:y1="5cm" svg:x2="8.038cm" svg:y2="3.3cm" draw:start-shape="id11" draw:start-glue-point="0" draw:end-shape="id4" draw:end-glue-point="2" svg:d="M8000 5000v-850h38v-850" svg:viewBox="0 0 39 1701">
          <text:p/>
        </draw:connector>
        <draw:connector draw:style-name="gr2" draw:text-style-name="P2" draw:layer="layout" draw:line-skew="-0.888cm" svg:x1="7.4cm" svg:y1="3.944cm" svg:x2="8.019cm" svg:y2="4.15cm" draw:start-shape="id7" draw:start-glue-point="1" draw:end-shape="id12" draw:end-glue-point="0" svg:d="M7400 3944h300v206h319" svg:viewBox="0 0 620 207">
          <text:p/>
        </draw:connector>
        <draw:custom-shape draw:style-name="gr10" draw:text-style-name="P2" draw:layer="layout" svg:width="0.234cm" svg:height="0.244cm" draw:transform="skewX (-0.327947366449734) rotate (0.325852971347342) translate (1.978cm 3.87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0" draw:text-style-name="P2" draw:layer="layout" svg:width="0.234cm" svg:height="0.258cm" svg:x="7.9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8cm" svg:y1="6.243cm" svg:x2="4.375cm" svg:y2="6.956cm" draw:start-shape="id11" draw:start-glue-point="2" draw:end-shape="id8" draw:end-glue-point="1" svg:d="M8000 6243v713h-3625" svg:viewBox="0 0 3626 714">
          <text:p/>
        </draw:connector>
        <draw:custom-shape draw:style-name="gr10" draw:text-style-name="P2" xml:id="id13" draw:id="id13" draw:layer="layout" svg:width="0.234cm" svg:height="0.258cm" svg:x="4.9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svg:x1="5.017cm" svg:y1="6.8cm" svg:x2="5cm" svg:y2="6.4cm" draw:start-shape="id13" draw:start-glue-point="4" draw:end-shape="id10" draw:end-glue-point="6" svg:d="M5017 6800v-200h-17v-200" svg:viewBox="0 0 18 401">
          <text:p/>
        </draw:connector>
        <draw:frame draw:style-name="gr11" draw:text-style-name="P6" draw:layer="layout" svg:width="0.922cm" svg:height="1.114cm" svg:x="0.578cm" svg:y="1.8cm">
          <draw:text-box>
            <text:p>v<text:span text:style-name="T2">I</text:span></text:p>
          </draw:text-box>
        </draw:frame>
        <draw:frame draw:style-name="gr12" draw:text-style-name="P7" draw:layer="layout" svg:width="1.5cm" svg:height="1.825cm" svg:x="3.1cm" svg:y="-0.125cm">
          <draw:text-box>
            <text:p><text:span text:style-name="T3">R</text:span><text:span text:style-name="T4">1</text:span></text:p>
          </draw:text-box>
        </draw:frame>
        <draw:frame draw:style-name="gr12" draw:text-style-name="P7" draw:layer="layout" svg:width="1.5cm" svg:height="1.825cm" svg:x="6.2cm" svg:y="-0.125cm">
          <draw:text-box>
            <text:p><text:span text:style-name="T3">R</text:span><text:span text:style-name="T4">2</text:span></text:p>
          </draw:text-box>
        </draw:frame>
        <draw:frame draw:style-name="gr12" draw:text-style-name="P7" draw:layer="layout" svg:width="1.5cm" svg:height="1.825cm" svg:x="5.1cm" svg:y="2.075cm">
          <draw:text-box>
            <text:p><text:span text:style-name="T3">R</text:span><text:span text:style-name="T4">3</text:span></text:p>
          </draw:text-box>
        </draw:frame>
        <draw:frame draw:style-name="gr12" draw:text-style-name="P7" draw:layer="layout" svg:width="1.5cm" svg:height="1.825cm" svg:x="3.1cm" svg:y="3.975cm">
          <draw:text-box>
            <text:p><text:span text:style-name="T3">R</text:span><text:span text:style-name="T4">4</text:span></text:p>
          </draw:text-box>
        </draw:frame>
        <draw:frame draw:style-name="gr12" draw:text-style-name="P7" draw:layer="layout" svg:width="1.5cm" svg:height="1.877cm" svg:x="6cm" svg:y="3.975cm">
          <draw:text-box>
            <text:p><text:span text:style-name="T3">R</text:span><text:span text:style-name="T4">5</text:span></text:p>
            <text:p><text:span text:style-name="T2"/></text:p>
          </draw:text-box>
        </draw:frame>
        <draw:frame draw:style-name="gr12" draw:text-style-name="P7" draw:layer="layout" svg:width="1.5cm" svg:height="1.825cm" svg:x="0.9cm" svg:y="5.275cm">
          <draw:text-box>
            <text:p><text:span text:style-name="T3">R</text:span><text:span text:style-name="T4">6</text:span></text:p>
          </draw:text-box>
        </draw:frame>
        <draw:frame draw:style-name="gr12" draw:text-style-name="P7" draw:layer="layout" svg:width="1.5cm" svg:height="1.825cm" svg:x="3.1cm" svg:y="7cm">
          <draw:text-box>
            <text:p><text:span text:style-name="T3">R</text:span><text:span text:style-name="T4">7</text:span></text:p>
            <text:p><text:span text:style-name="T4"/></text:p>
          </draw:text-box>
        </draw:frame>
        <draw:frame draw:style-name="gr13" draw:text-style-name="P8" draw:layer="layout" svg:width="0.866cm" svg:height="1.115cm" svg:x="2.334cm" svg:y="5.2cm">
          <draw:text-box>
            <text:p><text:span text:style-name="T5">I</text:span><text:span text:style-name="T6">c</text:span></text:p>
          </draw:text-box>
        </draw:frame>
        <draw:line draw:style-name="gr14" draw:text-style-name="P9" draw:layer="layout" svg:x1="2.5cm" svg:y1="5.2cm" svg:x2="2.5cm" svg:y2="6.6cm">
          <text:p/>
        </draw:line>
        <draw:frame draw:style-name="gr15" draw:text-style-name="P8" draw:layer="layout" svg:width="1cm" svg:height="1.825cm" svg:x="8.3cm" svg:y="5.7cm">
          <draw:text-box>
            <text:p><text:span text:style-name="T7">I</text:span><text:span text:style-name="T8">d</text:span></text:p>
          </draw:text-box>
        </draw:frame>
        <draw:frame draw:style-name="gr16" draw:text-style-name="P10" draw:layer="layout" svg:width="3.168cm" svg:height="1.114cm" svg:x="5.1cm" svg:y="6cm">
          <draw:text-box>
            <text:p><text:span text:style-name="T9">V</text:span><text:span text:style-name="T10">c</text:span><text:span text:style-name="T9"> </text:span><text:span text:style-name="T9">= </text:span><text:span text:style-name="T9">K</text:span><text:span text:style-name="T10">c</text:span><text:span text:style-name="T9"> </text:span><text:span text:style-name="T9">I</text:span><text:span text:style-name="T10">c</text:span><text:span text:style-name="T1"> </text:span></text:p>
          </draw:text-box>
        </draw:frame>
        <draw:frame draw:style-name="gr17" draw:text-style-name="P10" draw:layer="layout" svg:width="3.041cm" svg:height="1.114cm" svg:x="8.3cm" svg:y="2.6cm">
          <draw:text-box>
            <text:p><text:span text:style-name="T11">I</text:span><text:span text:style-name="T12">b</text:span><text:span text:style-name="T11"> = K</text:span><text:span text:style-name="T12">b</text:span><text:span text:style-name="T11"> V</text:span><text:span text:style-name="T12">b</text:span></text:p>
          </draw:text-box>
        </draw:frame>
        <draw:frame draw:style-name="gr18" draw:text-style-name="P7" draw:layer="layout" svg:width="1.128cm" svg:height="2.536cm" svg:x="3.9cm" svg:y="1.564cm">
          <draw:text-box>
            <text:p><text:span text:style-name="T13">+</text:span></text:p>
            <text:p><text:span text:style-name="T13">V</text:span><text:span text:style-name="T14">b</text:span></text:p>
            <text:p><text:span text:style-name="T13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08T19:02:04.350024971</dc:date>
    <meta:editing-duration>PT21M21S</meta:editing-duration>
    <meta:editing-cycles>4</meta:editing-cycles>
    <meta:generator>LibreOffice/6.4.6.2$Linux_X86_64 LibreOffice_project/40$Build-2</meta:generator>
    <meta:document-statistic meta:object-count="47"/>
  </office:meta>
</office:document-meta>
</file>